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0A">
            <text:p>T-9750A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9170.0">
            <text:p>917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1B">
            <text:p>T-9751B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8050.0">
            <text:p>80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1A">
            <text:p>T-9751A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7825.0">
            <text:p>7825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71A">
            <text:p>T-7571A</text:p>
          </table:table-cell>
          <table:table-cell office:value-type="float" office:value="59.1912">
            <text:p>59.1912</text:p>
          </table:table-cell>
          <table:table-cell office:value-type="float" office:value="6.08">
            <text:p>6.08</text:p>
          </table:table-cell>
          <table:table-cell office:value-type="float" office:value="12150.0">
            <text:p>1215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3">
            <text:p>1.3</text:p>
          </table:table-cell>
          <table:table-cell office:value-type="float" office:value="1.3044745357505831">
            <text:p>1.3044745357505831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2A">
            <text:p>T-9752A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4120.0">
            <text:p>4120.0</text:p>
          </table:table-cell>
          <table:table-cell office:value-type="float" office:value="165.0">
            <text:p>16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752B">
            <text:p>T-9752B</text:p>
          </table:table-cell>
          <table:table-cell office:value-type="float" office:value="59.1158">
            <text:p>59.1158</text:p>
          </table:table-cell>
          <table:table-cell office:value-type="float" office:value="5.8">
            <text:p>5.8</text:p>
          </table:table-cell>
          <table:table-cell office:value-type="float" office:value="4030.0">
            <text:p>403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72">
            <text:p>6.72</text:p>
          </table:table-cell>
          <table:table-cell office:value-type="float" office:value="1.2">
            <text:p>1.2</text:p>
          </table:table-cell>
          <table:table-cell office:value-type="float" office:value="1.200818010199421">
            <text:p>1.200818010199421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18A">
            <text:p>T-8818A</text:p>
          </table:table-cell>
          <table:table-cell office:value-type="float" office:value="59.0961483870473">
            <text:p>59.0961483870473</text:p>
          </table:table-cell>
          <table:table-cell office:value-type="float" office:value="5.57851599470006">
            <text:p>5.57851599470006</text:p>
          </table:table-cell>
          <table:table-cell office:value-type="float" office:value="7860.0">
            <text:p>786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01">
            <text:p>24.01</text:p>
          </table:table-cell>
          <table:table-cell office:value-type="float" office:value="1.3">
            <text:p>1.3</text:p>
          </table:table-cell>
          <table:table-cell office:value-type="float" office:value="1.3020889895395937">
            <text:p>1.3020889895395937</text:p>
          </table:table-cell>
          <table:table-cell office:value-type="string" office:value="ProschDanielsen1993,CreelEtal2022">
            <text:p>ProschDanielsen1993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131B">
            <text:p>T-9131B</text:p>
          </table:table-cell>
          <table:table-cell office:value-type="float" office:value="59.0859">
            <text:p>59.0859</text:p>
          </table:table-cell>
          <table:table-cell office:value-type="float" office:value="5.64">
            <text:p>5.64</text:p>
          </table:table-cell>
          <table:table-cell office:value-type="float" office:value="10235.0">
            <text:p>10235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01">
            <text:p>27.01</text:p>
          </table:table-cell>
          <table:table-cell office:value-type="float" office:value="2.27">
            <text:p>2.27</text:p>
          </table:table-cell>
          <table:table-cell office:value-type="float" office:value="2.270855458022097">
            <text:p>2.270855458022097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18B">
            <text:p>T-8818B</text:p>
          </table:table-cell>
          <table:table-cell office:value-type="float" office:value="59.0961483870473">
            <text:p>59.0961483870473</text:p>
          </table:table-cell>
          <table:table-cell office:value-type="float" office:value="5.57851599470006">
            <text:p>5.57851599470006</text:p>
          </table:table-cell>
          <table:table-cell office:value-type="float" office:value="7760.0">
            <text:p>776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4.01">
            <text:p>24.01</text:p>
          </table:table-cell>
          <table:table-cell office:value-type="float" office:value="1.3">
            <text:p>1.3</text:p>
          </table:table-cell>
          <table:table-cell office:value-type="float" office:value="1.3020889895395937">
            <text:p>1.3020889895395937</text:p>
          </table:table-cell>
          <table:table-cell office:value-type="string" office:value="ProschDanielsen1993,CreelEtal2022">
            <text:p>ProschDanielsen1993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19">
            <text:p>T-8819</text:p>
          </table:table-cell>
          <table:table-cell office:value-type="float" office:value="59.0415">
            <text:p>59.0415</text:p>
          </table:table-cell>
          <table:table-cell office:value-type="float" office:value="5.65">
            <text:p>5.65</text:p>
          </table:table-cell>
          <table:table-cell office:value-type="float" office:value="5285.0">
            <text:p>5285.0</text:p>
          </table:table-cell>
          <table:table-cell office:value-type="float" office:value="105.0">
            <text:p>105.0</text:p>
          </table:table-cell>
          <table:table-cell office:value-type="string" office:value="shore meadow plants">
            <text:p>shore meadow pla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16">
            <text:p>10.16</text:p>
          </table:table-cell>
          <table:table-cell office:value-type="float" office:value="1.18">
            <text:p>1.18</text:p>
          </table:table-cell>
          <table:table-cell office:value-type="float" office:value="1.179420556399687">
            <text:p>1.179420556399687</text:p>
          </table:table-cell>
          <table:table-cell office:value-type="string" office:value="ProschDanielsen1993,Midtbo2011,CreelEtal2022">
            <text:p>ProschDanielsen1993,Midtbo2011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77">
            <text:p>T-8877</text:p>
          </table:table-cell>
          <table:table-cell office:value-type="float" office:value="58.796071">
            <text:p>58.796071</text:p>
          </table:table-cell>
          <table:table-cell office:value-type="float" office:value="5.61869">
            <text:p>5.61869</text:p>
          </table:table-cell>
          <table:table-cell office:value-type="float" office:value="7755.0">
            <text:p>7755.0</text:p>
          </table:table-cell>
          <table:table-cell office:value-type="float" office:value="45.0">
            <text:p>45.0</text:p>
          </table:table-cell>
          <table:table-cell office:value-type="string" office:value="burnt hazelnut shells">
            <text:p>burnt hazelnut shel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35">
            <text:p>6.35</text:p>
          </table:table-cell>
          <table:table-cell office:value-type="float" office:value="1.14">
            <text:p>1.14</text:p>
          </table:table-cell>
          <table:table-cell office:value-type="float" office:value="1.1378793942882388">
            <text:p>1.1378793942882388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884">
            <text:p>T-8884</text:p>
          </table:table-cell>
          <table:table-cell office:value-type="float" office:value="58.99079">
            <text:p>58.99079</text:p>
          </table:table-cell>
          <table:table-cell office:value-type="float" office:value="5.751826">
            <text:p>5.751826</text:p>
          </table:table-cell>
          <table:table-cell office:value-type="float" office:value="7465.0">
            <text:p>7465.0</text:p>
          </table:table-cell>
          <table:table-cell office:value-type="float" office:value="125.0">
            <text:p>125.0</text:p>
          </table:table-cell>
          <table:table-cell office:value-type="string" office:value="burnt hazelnut shells">
            <text:p>burnt hazelnut shel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.17">
            <text:p>6.17</text:p>
          </table:table-cell>
          <table:table-cell office:value-type="float" office:value="1.13">
            <text:p>1.13</text:p>
          </table:table-cell>
          <table:table-cell office:value-type="float" office:value="1.130980835840214">
            <text:p>1.130980835840214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443">
            <text:p>T-8443</text:p>
          </table:table-cell>
          <table:table-cell office:value-type="float" office:value="58.99079">
            <text:p>58.99079</text:p>
          </table:table-cell>
          <table:table-cell office:value-type="float" office:value="5.751826">
            <text:p>5.751826</text:p>
          </table:table-cell>
          <table:table-cell office:value-type="float" office:value="4860.0">
            <text:p>4860.0</text:p>
          </table:table-cell>
          <table:table-cell office:value-type="float" office:value="100.0">
            <text:p>100.0</text:p>
          </table:table-cell>
          <table:table-cell office:value-type="string" office:value="cooking pit">
            <text:p>cooking pi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7">
            <text:p>11.57</text:p>
          </table:table-cell>
          <table:table-cell office:value-type="float" office:value="4.13">
            <text:p>4.13</text:p>
          </table:table-cell>
          <table:table-cell office:value-type="float" office:value="4.126635148766829">
            <text:p>4.126635148766829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438">
            <text:p>T-8438</text:p>
          </table:table-cell>
          <table:table-cell office:value-type="float" office:value="58.99079">
            <text:p>58.99079</text:p>
          </table:table-cell>
          <table:table-cell office:value-type="float" office:value="5.751826">
            <text:p>5.751826</text:p>
          </table:table-cell>
          <table:table-cell office:value-type="float" office:value="4760.0">
            <text:p>476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57">
            <text:p>11.57</text:p>
          </table:table-cell>
          <table:table-cell office:value-type="float" office:value="4.13">
            <text:p>4.13</text:p>
          </table:table-cell>
          <table:table-cell office:value-type="float" office:value="4.126635148766829">
            <text:p>4.126635148766829</text:p>
          </table:table-cell>
          <table:table-cell office:value-type="string" office:value="Juhl2001,ProschDanielsen2006,CreelEtal2022">
            <text:p>Juhl2001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181B">
            <text:p>T-9181B</text:p>
          </table:table-cell>
          <table:table-cell office:value-type="float" office:value="59.0828">
            <text:p>59.0828</text:p>
          </table:table-cell>
          <table:table-cell office:value-type="float" office:value="5.82">
            <text:p>5.82</text:p>
          </table:table-cell>
          <table:table-cell office:value-type="float" office:value="9595.0">
            <text:p>9595.0</text:p>
          </table:table-cell>
          <table:table-cell office:value-type="float" office:value="360.0">
            <text:p>3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.82">
            <text:p>13.82</text:p>
          </table:table-cell>
          <table:table-cell office:value-type="float" office:value="1.27">
            <text:p>1.27</text:p>
          </table:table-cell>
          <table:table-cell office:value-type="float" office:value="1.2655919263662367">
            <text:p>1.2655919263662367</text:p>
          </table:table-cell>
          <table:table-cell office:value-type="string" office:value="ProschDanielsen1993,ProschDanielsen2006,CreelEtal2022">
            <text:p>ProschDanielsen199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220A">
            <text:p>T-8220A</text:p>
          </table:table-cell>
          <table:table-cell office:value-type="float" office:value="59.088">
            <text:p>59.088</text:p>
          </table:table-cell>
          <table:table-cell office:value-type="float" office:value="5.91">
            <text:p>5.91</text:p>
          </table:table-cell>
          <table:table-cell office:value-type="float" office:value="13330.0">
            <text:p>1333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28">
            <text:p>1.28</text:p>
          </table:table-cell>
          <table:table-cell office:value-type="float" office:value="1.279702455244926">
            <text:p>1.279702455244926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016A">
            <text:p>T-8016A</text:p>
          </table:table-cell>
          <table:table-cell office:value-type="float" office:value="59.0933">
            <text:p>59.0933</text:p>
          </table:table-cell>
          <table:table-cell office:value-type="float" office:value="5.93">
            <text:p>5.93</text:p>
          </table:table-cell>
          <table:table-cell office:value-type="float" office:value="10410.0">
            <text:p>1041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1994099614204">
            <text:p>1.291994099614204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012A">
            <text:p>T-8012A</text:p>
          </table:table-cell>
          <table:table-cell office:value-type="float" office:value="59.088">
            <text:p>59.088</text:p>
          </table:table-cell>
          <table:table-cell office:value-type="float" office:value="5.91">
            <text:p>5.91</text:p>
          </table:table-cell>
          <table:table-cell office:value-type="float" office:value="9570.0">
            <text:p>9570.0</text:p>
          </table:table-cell>
          <table:table-cell office:value-type="float" office:value="70.0">
            <text:p>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02">
            <text:p>28.02</text:p>
          </table:table-cell>
          <table:table-cell office:value-type="float" office:value="1.34">
            <text:p>1.34</text:p>
          </table:table-cell>
          <table:table-cell office:value-type="float" office:value="1.3440274428998904">
            <text:p>1.3440274428998904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9131A">
            <text:p>T-9131A</text:p>
          </table:table-cell>
          <table:table-cell office:value-type="float" office:value="59.0866">
            <text:p>59.0866</text:p>
          </table:table-cell>
          <table:table-cell office:value-type="float" office:value="5.64">
            <text:p>5.64</text:p>
          </table:table-cell>
          <table:table-cell office:value-type="float" office:value="10420.0">
            <text:p>1042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7.01">
            <text:p>27.01</text:p>
          </table:table-cell>
          <table:table-cell office:value-type="float" office:value="2.27">
            <text:p>2.27</text:p>
          </table:table-cell>
          <table:table-cell office:value-type="float" office:value="2.270896355011061">
            <text:p>2.270896355011061</text:p>
          </table:table-cell>
          <table:table-cell office:value-type="string" office:value="ProschDanielsen1993,HelleEtal2007,CreelEtal2022">
            <text:p>ProschDanielsen1993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72A">
            <text:p>T-7572A</text:p>
          </table:table-cell>
          <table:table-cell office:value-type="float" office:value="59.1912">
            <text:p>59.1912</text:p>
          </table:table-cell>
          <table:table-cell office:value-type="float" office:value="6.08">
            <text:p>6.08</text:p>
          </table:table-cell>
          <table:table-cell office:value-type="float" office:value="9640.0">
            <text:p>964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03">
            <text:p>32.03</text:p>
          </table:table-cell>
          <table:table-cell office:value-type="float" office:value="1.37">
            <text:p>1.37</text:p>
          </table:table-cell>
          <table:table-cell office:value-type="float" office:value="1.370403978607888">
            <text:p>1.370403978607888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424">
            <text:p>T-7424</text:p>
          </table:table-cell>
          <table:table-cell office:value-type="float" office:value="58.689943">
            <text:p>58.689943</text:p>
          </table:table-cell>
          <table:table-cell office:value-type="float" office:value="5.563414">
            <text:p>5.563414</text:p>
          </table:table-cell>
          <table:table-cell office:value-type="float" office:value="6750.0">
            <text:p>6750.0</text:p>
          </table:table-cell>
          <table:table-cell office:value-type="float" office:value="90.0">
            <text:p>90.0</text:p>
          </table:table-cell>
          <table:table-cell office:value-type="string" office:value="bulk shells">
            <text:p>bulk shel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5">
            <text:p>5.5</text:p>
          </table:table-cell>
          <table:table-cell office:value-type="float" office:value="1.18">
            <text:p>1.18</text:p>
          </table:table-cell>
          <table:table-cell office:value-type="float" office:value="1.175840468530074">
            <text:p>1.175840468530074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68A">
            <text:p>T-7568A</text:p>
          </table:table-cell>
          <table:table-cell office:value-type="float" office:value="59.1906">
            <text:p>59.1906</text:p>
          </table:table-cell>
          <table:table-cell office:value-type="float" office:value="6.04">
            <text:p>6.04</text:p>
          </table:table-cell>
          <table:table-cell office:value-type="float" office:value="10670.0">
            <text:p>1067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9.12">
            <text:p>49.12</text:p>
          </table:table-cell>
          <table:table-cell office:value-type="float" office:value="1.48">
            <text:p>1.48</text:p>
          </table:table-cell>
          <table:table-cell office:value-type="float" office:value="1.4784270477741408">
            <text:p>1.4784270477741408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8018A">
            <text:p>T-8018A</text:p>
          </table:table-cell>
          <table:table-cell office:value-type="float" office:value="59.088">
            <text:p>59.088</text:p>
          </table:table-cell>
          <table:table-cell office:value-type="float" office:value="5.91">
            <text:p>5.91</text:p>
          </table:table-cell>
          <table:table-cell office:value-type="float" office:value="11390.0">
            <text:p>1139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1.28">
            <text:p>1.28</text:p>
          </table:table-cell>
          <table:table-cell office:value-type="float" office:value="1.279702455244926">
            <text:p>1.279702455244926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3299A">
            <text:p>T3299A</text:p>
          </table:table-cell>
          <table:table-cell office:value-type="float" office:value="58.9471">
            <text:p>58.9471</text:p>
          </table:table-cell>
          <table:table-cell office:value-type="float" office:value="5.67">
            <text:p>5.67</text:p>
          </table:table-cell>
          <table:table-cell office:value-type="float" office:value="11270.0">
            <text:p>11270.0</text:p>
          </table:table-cell>
          <table:table-cell office:value-type="float" office:value="160.0">
            <text:p>16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4.5">
            <text:p>14.5</text:p>
          </table:table-cell>
          <table:table-cell office:value-type="float" office:value="1.2">
            <text:p>1.2</text:p>
          </table:table-cell>
          <table:table-cell office:value-type="float" office:value="1.202331504229902">
            <text:p>1.202331504229902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B-171189">
            <text:p>B-171189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6560.0">
            <text:p>6560.0</text:p>
          </table:table-cell>
          <table:table-cell office:value-type="float" office:value="40.0">
            <text:p>40.0</text:p>
          </table:table-cell>
          <table:table-cell office:value-type="string" office:value="Algae gyttja">
            <text:p>Alga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1">
            <text:p>7.01</text:p>
          </table:table-cell>
          <table:table-cell office:value-type="float" office:value="1.17">
            <text:p>1.17</text:p>
          </table:table-cell>
          <table:table-cell office:value-type="float" office:value="1.1712893003472316">
            <text:p>1.1712893003472316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2">
            <text:p>T-152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0800.0">
            <text:p>10800.0</text:p>
          </table:table-cell>
          <table:table-cell office:value-type="float" office:value="300.0">
            <text:p>300.0</text:p>
          </table:table-cell>
          <table:table-cell office:value-type="string" office:value="Gray gyttja">
            <text:p>Gr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2567A">
            <text:p>T-2567A</text:p>
          </table:table-cell>
          <table:table-cell office:value-type="float" office:value="58.9154">
            <text:p>58.9154</text:p>
          </table:table-cell>
          <table:table-cell office:value-type="float" office:value="5.68">
            <text:p>5.68</text:p>
          </table:table-cell>
          <table:table-cell office:value-type="float" office:value="9150.0">
            <text:p>9150.0</text:p>
          </table:table-cell>
          <table:table-cell office:value-type="float" office:value="190.0">
            <text:p>190.0</text:p>
          </table:table-cell>
          <table:table-cell office:value-type="string" office:value="bulk  gyttja">
            <text:p>bulk 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02">
            <text:p>11.02</text:p>
          </table:table-cell>
          <table:table-cell office:value-type="float" office:value="1.24">
            <text:p>1.24</text:p>
          </table:table-cell>
          <table:table-cell office:value-type="float" office:value="1.2406016833328914">
            <text:p>1.2406016833328914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579A">
            <text:p>T-3579A</text:p>
          </table:table-cell>
          <table:table-cell office:value-type="float" office:value="59.1889">
            <text:p>59.1889</text:p>
          </table:table-cell>
          <table:table-cell office:value-type="float" office:value="6.05">
            <text:p>6.05</text:p>
          </table:table-cell>
          <table:table-cell office:value-type="float" office:value="11770.0">
            <text:p>1177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61">
            <text:p>51.61</text:p>
          </table:table-cell>
          <table:table-cell office:value-type="float" office:value="1.27">
            <text:p>1.27</text:p>
          </table:table-cell>
          <table:table-cell office:value-type="float" office:value="1.2664178275674502">
            <text:p>1.2664178275674502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3">
            <text:p>T-153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9000.0">
            <text:p>9000.0</text:p>
          </table:table-cell>
          <table:table-cell office:value-type="float" office:value="200.0">
            <text:p>200.0</text:p>
          </table:table-cell>
          <table:table-cell office:value-type="string" office:value="Brown peat moss">
            <text:p>Brown peat mos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ua-1599a">
            <text:p>Tua-1599a</text:p>
          </table:table-cell>
          <table:table-cell office:value-type="float" office:value="58.811039">
            <text:p>58.811039</text:p>
          </table:table-cell>
          <table:table-cell office:value-type="float" office:value="5.569224">
            <text:p>5.569224</text:p>
          </table:table-cell>
          <table:table-cell office:value-type="float" office:value="8145.0">
            <text:p>8145.0</text:p>
          </table:table-cell>
          <table:table-cell office:value-type="float" office:value="65.0">
            <text:p>65.0</text:p>
          </table:table-cell>
          <table:table-cell office:value-type="string" office:value="fine detritus gyttja">
            <text:p>fine detritus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97">
            <text:p>9.97</text:p>
          </table:table-cell>
          <table:table-cell office:value-type="float" office:value="1.14">
            <text:p>1.14</text:p>
          </table:table-cell>
          <table:table-cell office:value-type="float" office:value="1.1370262865439187">
            <text:p>1.1370262865439187</text:p>
          </table:table-cell>
          <table:table-cell office:value-type="string" office:value="Thomsen1983,ProschDanielsen2006,CreelEtal2022">
            <text:p>Thomsen198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ua-971">
            <text:p>Tua-971</text:p>
          </table:table-cell>
          <table:table-cell office:value-type="float" office:value="58.9154">
            <text:p>58.9154</text:p>
          </table:table-cell>
          <table:table-cell office:value-type="float" office:value="5.68">
            <text:p>5.68</text:p>
          </table:table-cell>
          <table:table-cell office:value-type="float" office:value="13490.0">
            <text:p>13490.0</text:p>
          </table:table-cell>
          <table:table-cell office:value-type="float" office:value="75.0">
            <text:p>75.0</text:p>
          </table:table-cell>
          <table:table-cell office:value-type="string" office:value="marine shell">
            <text:p>marine 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35">
            <text:p>0.35</text:p>
          </table:table-cell>
          <table:table-cell office:value-type="float" office:value="0.3480046682715758">
            <text:p>0.3480046682715758</text:p>
          </table:table-cell>
          <table:table-cell office:value-type="string" office:value="HelleEtal2007,CreelEtal2022">
            <text:p>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ua-972a">
            <text:p>Tua-972a</text:p>
          </table:table-cell>
          <table:table-cell office:value-type="float" office:value="58.9154">
            <text:p>58.9154</text:p>
          </table:table-cell>
          <table:table-cell office:value-type="float" office:value="5.68">
            <text:p>5.68</text:p>
          </table:table-cell>
          <table:table-cell office:value-type="float" office:value="12560.0">
            <text:p>12560.0</text:p>
          </table:table-cell>
          <table:table-cell office:value-type="float" office:value="70.0">
            <text:p>70.0</text:p>
          </table:table-cell>
          <table:table-cell office:value-type="string" office:value="marine shell">
            <text:p>marine shell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35">
            <text:p>0.35</text:p>
          </table:table-cell>
          <table:table-cell office:value-type="float" office:value="0.3480046682715758">
            <text:p>0.3480046682715758</text:p>
          </table:table-cell>
          <table:table-cell office:value-type="string" office:value="HelleEtal2007,CreelEtal2022">
            <text:p>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70A">
            <text:p>T-7570A</text:p>
          </table:table-cell>
          <table:table-cell office:value-type="float" office:value="59.1906">
            <text:p>59.1906</text:p>
          </table:table-cell>
          <table:table-cell office:value-type="float" office:value="6.04">
            <text:p>6.04</text:p>
          </table:table-cell>
          <table:table-cell office:value-type="float" office:value="11710.0">
            <text:p>1171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8.71">
            <text:p>48.71</text:p>
          </table:table-cell>
          <table:table-cell office:value-type="float" office:value="1.42">
            <text:p>1.42</text:p>
          </table:table-cell>
          <table:table-cell office:value-type="float" office:value="1.4154399001100706">
            <text:p>1.4154399001100706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B-171188">
            <text:p>B-171188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5600.0">
            <text:p>5600.0</text:p>
          </table:table-cell>
          <table:table-cell office:value-type="float" office:value="80.0">
            <text:p>80.0</text:p>
          </table:table-cell>
          <table:table-cell office:value-type="string" office:value="fine detritus gyttja">
            <text:p>fine detritus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13">
            <text:p>1.13</text:p>
          </table:table-cell>
          <table:table-cell office:value-type="float" office:value="1.1311033454318251">
            <text:p>1.1311033454318251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143">
            <text:p>T-3143</text:p>
          </table:table-cell>
          <table:table-cell office:value-type="float" office:value="58.9844">
            <text:p>58.9844</text:p>
          </table:table-cell>
          <table:table-cell office:value-type="float" office:value="5.62">
            <text:p>5.62</text:p>
          </table:table-cell>
          <table:table-cell office:value-type="float" office:value="10530.0">
            <text:p>1053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3">
            <text:p>1.13</text:p>
          </table:table-cell>
          <table:table-cell office:value-type="float" office:value="1.13104408535438">
            <text:p>1.13104408535438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298A">
            <text:p>T-3298A</text:p>
          </table:table-cell>
          <table:table-cell office:value-type="float" office:value="58.9471">
            <text:p>58.9471</text:p>
          </table:table-cell>
          <table:table-cell office:value-type="float" office:value="5.67">
            <text:p>5.67</text:p>
          </table:table-cell>
          <table:table-cell office:value-type="float" office:value="13160.0">
            <text:p>13160.0</text:p>
          </table:table-cell>
          <table:table-cell office:value-type="float" office:value="140.0">
            <text:p>14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52">
            <text:p>14.52</text:p>
          </table:table-cell>
          <table:table-cell office:value-type="float" office:value="1.26">
            <text:p>1.26</text:p>
          </table:table-cell>
          <table:table-cell office:value-type="float" office:value="1.2582313717800533">
            <text:p>1.2582313717800533</text:p>
          </table:table-cell>
          <table:table-cell office:value-type="string" office:value="Thomsen1982,CreelEtal2022">
            <text:p>Thomsen1982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301A">
            <text:p>T-3301A</text:p>
          </table:table-cell>
          <table:table-cell office:value-type="float" office:value="58.9908">
            <text:p>58.9908</text:p>
          </table:table-cell>
          <table:table-cell office:value-type="float" office:value="5.6">
            <text:p>5.6</text:p>
          </table:table-cell>
          <table:table-cell office:value-type="float" office:value="10820.0">
            <text:p>1082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15.5">
            <text:p>15.5</text:p>
          </table:table-cell>
          <table:table-cell office:value-type="float" office:value="1.21">
            <text:p>1.21</text:p>
          </table:table-cell>
          <table:table-cell office:value-type="float" office:value="1.2076017797703145">
            <text:p>1.2076017797703145</text:p>
          </table:table-cell>
          <table:table-cell office:value-type="string" office:value="ProschDanielsen1993,HelleEtal2007,CreelEtal2022">
            <text:p>ProschDanielsen1993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302B">
            <text:p>T-3302B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6580.0">
            <text:p>6580.0</text:p>
          </table:table-cell>
          <table:table-cell office:value-type="float" office:value="110.0">
            <text:p>110.0</text:p>
          </table:table-cell>
          <table:table-cell office:value-type="string" office:value="Algae gyttja">
            <text:p>Alga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1">
            <text:p>7.01</text:p>
          </table:table-cell>
          <table:table-cell office:value-type="float" office:value="1.17">
            <text:p>1.17</text:p>
          </table:table-cell>
          <table:table-cell office:value-type="float" office:value="1.1712893003472316">
            <text:p>1.1712893003472316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303B">
            <text:p>T-3303B</text:p>
          </table:table-cell>
          <table:table-cell office:value-type="float" office:value="58.974814">
            <text:p>58.974814</text:p>
          </table:table-cell>
          <table:table-cell office:value-type="float" office:value="5.628496">
            <text:p>5.628496</text:p>
          </table:table-cell>
          <table:table-cell office:value-type="float" office:value="3400.0">
            <text:p>3400.0</text:p>
          </table:table-cell>
          <table:table-cell office:value-type="float" office:value="290.0">
            <text:p>290.0</text:p>
          </table:table-cell>
          <table:table-cell office:value-type="string" office:value="algae gyttja">
            <text:p>alga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1">
            <text:p>7.01</text:p>
          </table:table-cell>
          <table:table-cell office:value-type="float" office:value="1.17">
            <text:p>1.17</text:p>
          </table:table-cell>
          <table:table-cell office:value-type="float" office:value="1.1712893003472316">
            <text:p>1.1712893003472316</text:p>
          </table:table-cell>
          <table:table-cell office:value-type="string" office:value="ProschDanielsen2006,CreelEtal2022">
            <text:p>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581A">
            <text:p>T-3581A</text:p>
          </table:table-cell>
          <table:table-cell office:value-type="float" office:value="59.1889">
            <text:p>59.1889</text:p>
          </table:table-cell>
          <table:table-cell office:value-type="float" office:value="6.05">
            <text:p>6.05</text:p>
          </table:table-cell>
          <table:table-cell office:value-type="float" office:value="10980.0">
            <text:p>1098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61">
            <text:p>51.61</text:p>
          </table:table-cell>
          <table:table-cell office:value-type="float" office:value="1.27">
            <text:p>1.27</text:p>
          </table:table-cell>
          <table:table-cell office:value-type="float" office:value="1.2664178275674502">
            <text:p>1.2664178275674502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3580A">
            <text:p>T-3580A</text:p>
          </table:table-cell>
          <table:table-cell office:value-type="float" office:value="59.1889">
            <text:p>59.1889</text:p>
          </table:table-cell>
          <table:table-cell office:value-type="float" office:value="6.05">
            <text:p>6.05</text:p>
          </table:table-cell>
          <table:table-cell office:value-type="float" office:value="11300.0">
            <text:p>1130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1.61">
            <text:p>51.61</text:p>
          </table:table-cell>
          <table:table-cell office:value-type="float" office:value="1.27">
            <text:p>1.27</text:p>
          </table:table-cell>
          <table:table-cell office:value-type="float" office:value="1.2664178275674502">
            <text:p>1.2664178275674502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5972">
            <text:p>T-5972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8140.0">
            <text:p>8140.0</text:p>
          </table:table-cell>
          <table:table-cell office:value-type="float" office:value="90.0">
            <text:p>9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6377A">
            <text:p>T-6377A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4690.0">
            <text:p>4690.0</text:p>
          </table:table-cell>
          <table:table-cell office:value-type="float" office:value="110.0">
            <text:p>11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569A">
            <text:p>T-7569A</text:p>
          </table:table-cell>
          <table:table-cell office:value-type="float" office:value="59.1906">
            <text:p>59.1906</text:p>
          </table:table-cell>
          <table:table-cell office:value-type="float" office:value="6.04">
            <text:p>6.04</text:p>
          </table:table-cell>
          <table:table-cell office:value-type="float" office:value="9580.0">
            <text:p>958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8.71">
            <text:p>48.71</text:p>
          </table:table-cell>
          <table:table-cell office:value-type="float" office:value="1.42">
            <text:p>1.42</text:p>
          </table:table-cell>
          <table:table-cell office:value-type="float" office:value="1.4154399001100706">
            <text:p>1.4154399001100706</text:p>
          </table:table-cell>
          <table:table-cell office:value-type="string" office:value="Kaland1984,HelleEtal2007,CreelEtal2022">
            <text:p>Kaland1984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358A">
            <text:p>T-7358A</text:p>
          </table:table-cell>
          <table:table-cell office:value-type="float" office:value="59.0883">
            <text:p>59.0883</text:p>
          </table:table-cell>
          <table:table-cell office:value-type="float" office:value="5.91">
            <text:p>5.91</text:p>
          </table:table-cell>
          <table:table-cell office:value-type="float" office:value="10020.0">
            <text:p>10020.0</text:p>
          </table:table-cell>
          <table:table-cell office:value-type="float" office:value="210.0">
            <text:p>2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6.02">
            <text:p>36.02</text:p>
          </table:table-cell>
          <table:table-cell office:value-type="float" office:value="1.39">
            <text:p>1.39</text:p>
          </table:table-cell>
          <table:table-cell office:value-type="float" office:value="1.3919866256733273">
            <text:p>1.3919866256733273</text:p>
          </table:table-cell>
          <table:table-cell office:value-type="string" office:value="Flatekval1991,HelleEtal2007,CreelEtal2022">
            <text:p>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1">
            <text:p>T-151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1300.0">
            <text:p>11300.0</text:p>
          </table:table-cell>
          <table:table-cell office:value-type="float" office:value="300.0">
            <text:p>300.0</text:p>
          </table:table-cell>
          <table:table-cell office:value-type="string" office:value="Gray gyttja">
            <text:p>Gr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50">
            <text:p>T-150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2650.0">
            <text:p>12650.0</text:p>
          </table:table-cell>
          <table:table-cell office:value-type="float" office:value="350.0">
            <text:p>350.0</text:p>
          </table:table-cell>
          <table:table-cell office:value-type="string" office:value="Brown gyttja">
            <text:p>Brown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49">
            <text:p>T-149</text:p>
          </table:table-cell>
          <table:table-cell office:value-type="float" office:value="58.8">
            <text:p>58.8</text:p>
          </table:table-cell>
          <table:table-cell office:value-type="float" office:value="5.78333333333333">
            <text:p>5.78333333333333</text:p>
          </table:table-cell>
          <table:table-cell office:value-type="float" office:value="13075.0">
            <text:p>13075.0</text:p>
          </table:table-cell>
          <table:table-cell office:value-type="float" office:value="350.0">
            <text:p>350.0</text:p>
          </table:table-cell>
          <table:table-cell office:value-type="string" office:value="gyttja with rootlets">
            <text:p>gyttja with rootle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6.67">
            <text:p>16.67</text:p>
          </table:table-cell>
          <table:table-cell office:value-type="float" office:value="1.22">
            <text:p>1.22</text:p>
          </table:table-cell>
          <table:table-cell office:value-type="float" office:value="1.220467979298317">
            <text:p>1.220467979298317</text:p>
          </table:table-cell>
          <table:table-cell office:value-type="string" office:value="Nydal1960,Chanda1965,CreelEtal2022">
            <text:p>Nydal1960,Chanda196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6779">
            <text:p>T-6779</text:p>
          </table:table-cell>
          <table:table-cell office:value-type="float" office:value="58.834013">
            <text:p>58.834013</text:p>
          </table:table-cell>
          <table:table-cell office:value-type="float" office:value="5.572102">
            <text:p>5.572102</text:p>
          </table:table-cell>
          <table:table-cell office:value-type="float" office:value="4860.0">
            <text:p>4860.0</text:p>
          </table:table-cell>
          <table:table-cell office:value-type="float" office:value="50.0">
            <text:p>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06">
            <text:p>5.06</text:p>
          </table:table-cell>
          <table:table-cell office:value-type="float" office:value="1.14">
            <text:p>1.14</text:p>
          </table:table-cell>
          <table:table-cell office:value-type="float" office:value="1.1356833193044837">
            <text:p>1.1356833193044837</text:p>
          </table:table-cell>
          <table:table-cell office:value-type="string" office:value="Thomsen1983,ProschDanielsen2006,CreelEtal2022">
            <text:p>Thomsen1983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359A">
            <text:p>T-7359A</text:p>
          </table:table-cell>
          <table:table-cell office:value-type="float" office:value="59.0883">
            <text:p>59.0883</text:p>
          </table:table-cell>
          <table:table-cell office:value-type="float" office:value="5.91">
            <text:p>5.91</text:p>
          </table:table-cell>
          <table:table-cell office:value-type="float" office:value="10370.0">
            <text:p>1037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6.02">
            <text:p>36.02</text:p>
          </table:table-cell>
          <table:table-cell office:value-type="float" office:value="1.39">
            <text:p>1.39</text:p>
          </table:table-cell>
          <table:table-cell office:value-type="float" office:value="1.3919866256733273">
            <text:p>1.3919866256733273</text:p>
          </table:table-cell>
          <table:table-cell office:value-type="string" office:value="Anundsen1985,Flatekval1991,HelleEtal2007,CreelEtal2022">
            <text:p>Anundsen1985,Flatekval1991,HelleEtal2007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341">
            <text:p>T-1341</text:p>
          </table:table-cell>
          <table:table-cell office:value-type="float" office:value="58.96666666666667">
            <text:p>58.96666666666667</text:p>
          </table:table-cell>
          <table:table-cell office:value-type="float" office:value="5.733333333333333">
            <text:p>5.733333333333333</text:p>
          </table:table-cell>
          <table:table-cell office:value-type="float" office:value="2580.0">
            <text:p>2580.0</text:p>
          </table:table-cell>
          <table:table-cell office:value-type="float" office:value="100.0">
            <text:p>100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82">
            <text:p>3.82</text:p>
          </table:table-cell>
          <table:table-cell office:value-type="float" office:value="1.13">
            <text:p>1.13</text:p>
          </table:table-cell>
          <table:table-cell office:value-type="float" office:value="1.1309804470781049">
            <text:p>1.1309804470781049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284">
            <text:p>T-1284</text:p>
          </table:table-cell>
          <table:table-cell office:value-type="float" office:value="58.96666666666667">
            <text:p>58.96666666666667</text:p>
          </table:table-cell>
          <table:table-cell office:value-type="float" office:value="5.733333333333333">
            <text:p>5.733333333333333</text:p>
          </table:table-cell>
          <table:table-cell office:value-type="float" office:value="3150.0">
            <text:p>3150.0</text:p>
          </table:table-cell>
          <table:table-cell office:value-type="float" office:value="200.0">
            <text:p>20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13">
            <text:p>1.13</text:p>
          </table:table-cell>
          <table:table-cell office:value-type="float" office:value="1.1309804470781049">
            <text:p>1.1309804470781049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137">
            <text:p>T-7137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7950.0">
            <text:p>7950.0</text:p>
          </table:table-cell>
          <table:table-cell office:value-type="float" office:value="90.0">
            <text:p>9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7138">
            <text:p>T-7138</text:p>
          </table:table-cell>
          <table:table-cell office:value-type="float" office:value="58.661121">
            <text:p>58.661121</text:p>
          </table:table-cell>
          <table:table-cell office:value-type="float" office:value="5.564749">
            <text:p>5.564749</text:p>
          </table:table-cell>
          <table:table-cell office:value-type="float" office:value="8430.0">
            <text:p>8430.0</text:p>
          </table:table-cell>
          <table:table-cell office:value-type="float" office:value="170.0">
            <text:p>170.0</text:p>
          </table:table-cell>
          <table:table-cell office:value-type="string" office:value="hummus">
            <text:p>hummu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6.32">
            <text:p>6.32</text:p>
          </table:table-cell>
          <table:table-cell office:value-type="float" office:value="3.17">
            <text:p>3.17</text:p>
          </table:table-cell>
          <table:table-cell office:value-type="float" office:value="3.173226606743801">
            <text:p>3.173226606743801</text:p>
          </table:table-cell>
          <table:table-cell office:value-type="string" office:value="BangAndersen1995,ProschDanielsen2006,CreelEtal2022">
            <text:p>BangAndersen1995,ProschDanielsen2006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165">
            <text:p>T-1165</text:p>
          </table:table-cell>
          <table:table-cell office:value-type="float" office:value="58.96666666666667">
            <text:p>58.96666666666667</text:p>
          </table:table-cell>
          <table:table-cell office:value-type="float" office:value="5.733333333333333">
            <text:p>5.733333333333333</text:p>
          </table:table-cell>
          <table:table-cell office:value-type="float" office:value="3090.0">
            <text:p>3090.0</text:p>
          </table:table-cell>
          <table:table-cell office:value-type="float" office:value="160.0">
            <text:p>160.0</text:p>
          </table:table-cell>
          <table:table-cell office:value-type="string" office:value="brackish gyttja">
            <text:p>brackish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2">
            <text:p>4.22</text:p>
          </table:table-cell>
          <table:table-cell office:value-type="float" office:value="1.2">
            <text:p>1.2</text:p>
          </table:table-cell>
          <table:table-cell office:value-type="float" office:value="1.2007255897669307">
            <text:p>1.2007255897669307</text:p>
          </table:table-cell>
          <table:table-cell office:value-type="string" office:value="GulliksenEtal1975,CreelEtal2022">
            <text:p>GulliksenEtal1975,CreelEtal2022</text:p>
          </table:table-cell>
        </table:table-row>
        <table:table-row>
          <table:table-cell office:value-type="string" office:value="Stavanger">
            <text:p>Stavanger</text:p>
          </table:table-cell>
          <table:table-cell office:value-type="string" office:value="radiocarbon">
            <text:p>radiocarbon</text:p>
          </table:table-cell>
          <table:table-cell office:value-type="string" office:value="T-12552A">
            <text:p>T-12552A</text:p>
          </table:table-cell>
          <table:table-cell office:value-type="float" office:value="58.803814">
            <text:p>58.803814</text:p>
          </table:table-cell>
          <table:table-cell office:value-type="float" office:value="5.55674">
            <text:p>5.55674</text:p>
          </table:table-cell>
          <table:table-cell office:value-type="float" office:value="6545.0">
            <text:p>6545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98">
            <text:p>9.98</text:p>
          </table:table-cell>
          <table:table-cell office:value-type="float" office:value="2.25">
            <text:p>2.25</text:p>
          </table:table-cell>
          <table:table-cell office:value-type="float" office:value="2.2459075739877044">
            <text:p>2.2459075739877044</text:p>
          </table:table-cell>
          <table:table-cell office:value-type="string" office:value="ProschDanielsenSandgren2003,CreelEtal2022">
            <text:p>ProschDanielsenSandgren2003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